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3327500307"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473186811"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47M38S</meta:editing-duration>
    <meta:editing-cycles>881</meta:editing-cycles>
    <meta:generator>LibreOffice/6.2.7.1$Linux_X86_64 LibreOffice_project/23edc44b61b830b7d749943e020e96f5a7df63bf</meta:generator>
    <dc:date>2019-09-23T17:17:14.465173745</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createPageStyleByExample("portrait_" &amp; curPageStyleName)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pageStyles.removeByName(pageStyleName)
	pageStyles.getByName("portrait_" &amp; pageStyleName).setName(pageStyleName)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